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8788" officeooo:paragraph-rsid="000e8788"/>
    </style:style>
    <style:style style:name="P2" style:family="paragraph" style:parent-style-name="Standard">
      <style:text-properties officeooo:rsid="00113ed8" officeooo:paragraph-rsid="00113ed8"/>
    </style:style>
    <style:style style:name="P3" style:family="paragraph" style:parent-style-name="Standard">
      <style:text-properties officeooo:rsid="0011e5a4" officeooo:paragraph-rsid="0011e5a4"/>
    </style:style>
    <style:style style:name="P4" style:family="paragraph" style:parent-style-name="Standard">
      <style:text-properties officeooo:rsid="00135628" officeooo:paragraph-rsid="00135628"/>
    </style:style>
    <style:style style:name="P5" style:family="paragraph" style:parent-style-name="Standard">
      <style:text-properties officeooo:rsid="0013e7da" officeooo:paragraph-rsid="0013e7da"/>
    </style:style>
    <style:style style:name="P6" style:family="paragraph" style:parent-style-name="Standard">
      <style:text-properties officeooo:rsid="00143711" officeooo:paragraph-rsid="00143711"/>
    </style:style>
    <style:style style:name="P7" style:family="paragraph" style:parent-style-name="Standard">
      <style:text-properties fo:font-weight="bold" officeooo:rsid="00143711" officeooo:paragraph-rsid="00143711" style:font-weight-asian="bold" style:font-weight-complex="bold"/>
    </style:style>
    <style:style style:name="P8" style:family="paragraph" style:parent-style-name="Standard">
      <style:text-properties fo:font-weight="normal" officeooo:rsid="00157654" officeooo:paragraph-rsid="00157654" style:font-weight-asian="normal" style:font-weight-complex="normal"/>
    </style:style>
    <style:style style:name="P9" style:family="paragraph" style:parent-style-name="Standard">
      <style:text-properties fo:font-weight="normal" officeooo:rsid="0015c275" officeooo:paragraph-rsid="0015c275" style:font-weight-asian="normal" style:font-weight-complex="normal"/>
    </style:style>
    <style:style style:name="P10" style:family="paragraph" style:parent-style-name="Standard">
      <style:text-properties fo:font-weight="normal" officeooo:rsid="001661b6" officeooo:paragraph-rsid="001661b6" style:font-weight-asian="normal" style:font-weight-complex="normal"/>
    </style:style>
    <style:style style:name="P11" style:family="paragraph" style:parent-style-name="Text_20_body">
      <style:text-properties officeooo:rsid="0019ab70" officeooo:paragraph-rsid="0019ab70"/>
    </style:style>
    <style:style style:name="P12" style:family="paragraph" style:parent-style-name="Text_20_body">
      <style:text-properties officeooo:rsid="0019d11d" officeooo:paragraph-rsid="0019d11d"/>
    </style:style>
    <style:style style:name="P13" style:family="paragraph" style:parent-style-name="Text_20_body">
      <style:text-properties officeooo:rsid="001bd61a" officeooo:paragraph-rsid="001bd61a"/>
    </style:style>
    <style:style style:name="P14" style:family="paragraph" style:parent-style-name="Text_20_body">
      <style:text-properties officeooo:rsid="001c6695" officeooo:paragraph-rsid="001c6695"/>
    </style:style>
    <style:style style:name="P15" style:family="paragraph" style:parent-style-name="Text_20_body">
      <style:text-properties officeooo:paragraph-rsid="001c6695"/>
    </style:style>
    <style:style style:name="P16" style:family="paragraph" style:parent-style-name="Heading_20_1">
      <style:text-properties officeooo:rsid="0017e50e" officeooo:paragraph-rsid="0017e50e"/>
    </style:style>
    <style:style style:name="P17" style:family="paragraph" style:parent-style-name="Heading_20_1">
      <style:text-properties officeooo:rsid="001b6d90" officeooo:paragraph-rsid="001b6d90"/>
    </style:style>
    <style:style style:name="P18" style:family="paragraph" style:parent-style-name="Heading_20_1">
      <style:text-properties officeooo:rsid="001c6695" officeooo:paragraph-rsid="001c6695"/>
    </style:style>
    <style:style style:name="T1" style:family="text">
      <style:text-properties officeooo:rsid="000f9423"/>
    </style:style>
    <style:style style:name="T2" style:family="text">
      <style:text-properties officeooo:rsid="0010317c"/>
    </style:style>
    <style:style style:name="T3" style:family="text">
      <style:text-properties officeooo:rsid="00113ed8"/>
    </style:style>
    <style:style style:name="T4" style:family="text">
      <style:text-properties officeooo:rsid="0011e5a4"/>
    </style:style>
    <style:style style:name="T5" style:family="text">
      <style:text-properties officeooo:rsid="00135628"/>
    </style:style>
    <style:style style:name="T6" style:family="text">
      <style:text-properties officeooo:rsid="0019d11d"/>
    </style:style>
    <style:style style:name="T7" style:family="text">
      <style:text-properties officeooo:rsid="001bd6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dhant Shah</text:p>
      <text:p text:style-name="P1">COMS 4187</text:p>
      <text:p text:style-name="P1">11/20/2018</text:p>
      <text:p text:style-name="P1"/>
      <text:p text:style-name="P1">1. <text:span text:style-name="T1">The CVE-2018-2698 entry deals with the VRAM allocated to the virtual machine for graphics processing. The interface between the host and guest VM is handled by the VGA device that is created with the shared memory. This is the same interface that allows mouse pointer integration, and splitting the virtualbox window across multiple monitors.</text:span></text:p>
      <text:p text:style-name="P1"/>
      <text:p text:style-name="P1"><text:s text:c="2"/><text:span text:style-name="T2">By using VDMA commands, specifically the transfer command, memory can be copied outside the bounds of the VRAM memory and into the host OS. This is allowed to happen due to a lack of bounds checks. </text:span></text:p>
      <text:p text:style-name="P1"/>
      <text:p text:style-name="P1"><text:s text:c="2"/><text:span text:style-name="T3">Oracle has issued a patch that can be obtained by updating VirtualBox. </text:span></text:p>
      <text:p text:style-name="P2"/>
      <text:p text:style-name="P2">2. <text:s/>Apache suExec allows the user to run <text:span text:style-name="T4">CGI</text:span>scripts as a different user. The permissions of that common user account can be adjusted for security. This is useful as it allows users on a site to call scripts without giving them permissions directly. This prevents malicious attackers from sending a request while a privilege escalated script is running. <text:span text:style-name="T4">Apache’s suExec also conveniently logs to a single file, so it can be easily viewed when multiple users do something that causes errors.</text:span></text:p>
      <text:p text:style-name="P2"/>
      <text:p text:style-name="P3">3. <text:span text:style-name="T5">There are four protections mentioned in the reading. One of them is binary packing, where they XOR the binary with a hard coded key so that the instructions aren’t visible until the key is applied, which only happens during execution. The second is by running many checksums to check for modifications to the binary. Third, they have implemented anti-debugging techniques which trap debugging threads if execution takes longer than expected. Finally, they obfuscate the code by having the binary modify itself while executing. This is all done to conceal what Skype actually does, and make it hard for people to copy and deconstruct their code.</text:span></text:p>
      <text:p text:style-name="P3"/>
      <text:p text:style-name="P4">There are drawbacks in that if breaches occur, it would take many times longer to figure out where the vulnerability is. Additionally, there’s a real performance drawback to having to do all these extra operations.</text:p>
      <text:p text:style-name="P4"/>
      <text:p text:style-name="P5">4. By making the listing in the directory available, there is a rather simple way for all users to communicate. Users can simply place their messages in the names of the files that they create. Formatting it as &lt;Sender&gt;_&lt;TimeStamp&gt;_&lt;message&gt;, and then having the directory viewer show most recent files first, would essentially allow a chatroom of sorts.</text:p>
      <text:p text:style-name="P5"/>
      <text:p text:style-name="P5">As for dodging the system administrator, you’d set up a command that checks when the directory is updated. When it is, you create a file that says “Received” and delete it after a few seconds. Meanwhile, the sender sees the “Received” message and their script deletes their original message after your script has already copied the message to a log file. At this point, the “Received” file is deleted by you, and the original message is deleted by the sender, leaving the directory empty and you with what was sent.</text:p>
      <text:p text:style-name="P5"/>
      <text:p text:style-name="P5"/>
      <text:p text:style-name="P5"/>
      <text:p text:style-name="P6">Programming Exercises:</text:p>
      <text:p text:style-name="P6"/>
      <text:p text:style-name="P6"><text:soft-page-break/>1.</text:p>
      <text:p text:style-name="P6"/>
      <text:p text:style-name="P7">siddhant@siddhant-VirtualBox:~/jail$ J=~/jail</text:p>
      <text:p text:style-name="P7"/>
      <text:p text:style-name="P7">siddhant@siddhant-VirtualBox:~/jail$ mkdir bin</text:p>
      <text:p text:style-name="P7">siddhant@siddhant-VirtualBox:~/jail$ ls</text:p>
      <text:p text:style-name="P7">bin</text:p>
      <text:p text:style-name="P7">siddhant@siddhant-VirtualBox:~/jail$ cp -v /bin/ls $J/bin</text:p>
      <text:p text:style-name="P7">'/bin/ls' -&gt; '/home/siddhant/jail/bin/ls'</text:p>
      <text:p text:style-name="P7">siddhant@siddhant-VirtualBox:~/jail$ cp -v /bin/bash $J/bin</text:p>
      <text:p text:style-name="P7">'/bin/bash' -&gt; '/home/siddhant/jail/bin/bash'</text:p>
      <text:p text:style-name="P7">siddhant@siddhant-VirtualBox:~/jail$ cd bin</text:p>
      <text:p text:style-name="P7">siddhant@siddhant-VirtualBox:~/jail/bin$ ls</text:p>
      <text:p text:style-name="P7">bash <text:s/>ls</text:p>
      <text:p text:style-name="P7">siddhant@siddhant-VirtualBox:~/jail/bin$ cd ..</text:p>
      <text:p text:style-name="P7">siddhant@siddhant-VirtualBox:~/jail$ ldd bin/bash</text:p>
      <text:p text:style-name="P7"><text:tab/>linux-vdso.so.1 (0x00007ffc76341000)</text:p>
      <text:p text:style-name="P7"><text:tab/>libtinfo.so.5 =&gt; /lib/x86_64-linux-gnu/libtinfo.so.5 (0x00007ff644ece000)</text:p>
      <text:p text:style-name="P7"><text:tab/>libdl.so.2 =&gt; /lib/x86_64-linux-gnu/libdl.so.2 (0x00007ff644cca000)</text:p>
      <text:p text:style-name="P7"><text:tab/>libc.so.6 =&gt; /lib/x86_64-linux-gnu/libc.so.6 (0x00007ff6448d9000)</text:p>
      <text:p text:style-name="P7"><text:tab/>/lib64/ld-linux-x86-64.so.2 (0x00007ff645412000)</text:p>
      <text:p text:style-name="P7">siddhant@siddhant-VirtualBox:~/jail$ mkdir lib</text:p>
      <text:p text:style-name="P7">siddhant@siddhant-VirtualBox:~/jail$ mkdir lib64</text:p>
      <text:p text:style-name="P7">siddhant@siddhant-VirtualBox:~/jail$ cp -v <text:s/>/lib/x86_64-linux-gnu/libtinfo.so.5 /lib/x86_64-linux-gnu/libdl.so.2 /lib/x86_64-linux-gnu/libc.so.6 $J/lib</text:p>
      <text:p text:style-name="P7">'/lib/x86_64-linux-gnu/libtinfo.so.5' -&gt; '/home/siddhant/jail/lib/libtinfo.so.5'</text:p>
      <text:p text:style-name="P7">'/lib/x86_64-linux-gnu/libdl.so.2' -&gt; '/home/siddhant/jail/lib/libdl.so.2'</text:p>
      <text:p text:style-name="P7">'/lib/x86_64-linux-gnu/libc.so.6' -&gt; '/home/siddhant/jail/lib/libc.so.6'</text:p>
      <text:p text:style-name="P7">siddhant@siddhant-VirtualBox:~/jail$ cp -v /lib64/ld-linux-x86-64.so.2 $J/lib64</text:p>
      <text:p text:style-name="P7">'/lib64/ld-linux-x86-64.so.2' -&gt; '/home/siddhant/jail/lib64/ld-linux-x86-64.so.2'</text:p>
      <text:p text:style-name="P7">siddhant@siddhant-VirtualBox:~/jail$ ls</text:p>
      <text:p text:style-name="P7">bin <text:s/>lib <text:s/>lib64</text:p>
      <text:p text:style-name="P7">siddhant@siddhant-VirtualBox:~/jail$ list="$(ldd /bin/ls | egrep -o '/lib.*\.[0-9]')"</text:p>
      <text:p text:style-name="P7">siddhant@siddhant-VirtualBox:~/jail$ cd lib</text:p>
      <text:p text:style-name="P7">siddhant@siddhant-VirtualBox:~/jail/lib$ ls</text:p>
      <text:p text:style-name="P7">libc.so.6 <text:s/>libdl.so.2 <text:s/>libtinfo.so.5</text:p>
      <text:p text:style-name="P7">siddhant@siddhant-VirtualBox:~/jail/lib$ echo $list</text:p>
      <text:p text:style-name="P7">/lib/x86_64-linux-gnu/libselinux.so.1 /lib/x86_64-linux-gnu/libc.so.6 /lib/x86_64-linux-gnu/libpcre.so.3 /lib/x86_64-linux-gnu/libdl.so.2 /lib64/ld-linux-x86-64.so.2 /lib/x86_64-linux-gnu/libpthread.so.0</text:p>
      <text:p text:style-name="P7">siddhant@siddhant-VirtualBox:~/jail/lib$ cp -v /lib/x86_64-linux-gnu/libselinux.so.1 /lib/x86_64-linux-gnu/libc.so.6 /lib/x86_64-linux-gnu/libpcre.so.3 /lib/x86_64-linux-gnu/libdl.so.2 $J/lib</text:p>
      <text:p text:style-name="P7">'/lib/x86_64-linux-gnu/libselinux.so.1' -&gt; '/home/siddhant/jail/lib/libselinux.so.1'</text:p>
      <text:p text:style-name="P7">'/lib/x86_64-linux-gnu/libc.so.6' -&gt; '/home/siddhant/jail/lib/libc.so.6'</text:p>
      <text:p text:style-name="P7">'/lib/x86_64-linux-gnu/libpcre.so.3' -&gt; '/home/siddhant/jail/lib/libpcre.so.3'</text:p>
      <text:p text:style-name="P7">'/lib/x86_64-linux-gnu/libdl.so.2' -&gt; '/home/siddhant/jail/lib/libdl.so.2'</text:p>
      <text:p text:style-name="P7">siddhant@siddhant-VirtualBox:~/jail/lib$ cp -v /lib/x86_64-linux-gnu/libpthread.so.0 $J/lib</text:p>
      <text:p text:style-name="P7">'/lib/x86_64-linux-gnu/libpthread.so.0' -&gt; '/home/siddhant/jail/lib/libpthread.so.0'</text:p>
      <text:p text:style-name="P7">siddhant@siddhant-VirtualBox:~/jail/lib$ cp -v /lib64/ld-linux-x86-64.so.2 $J/lib64</text:p>
      <text:p text:style-name="P7"><text:soft-page-break/>'/lib64/ld-linux-x86-64.so.2' -&gt; '/home/siddhant/jail/lib64/ld-linux-x86-64.so.2'</text:p>
      <text:p text:style-name="P7">siddhant@siddhant-VirtualBox:~/jail/lib$ ldd /bin/ls</text:p>
      <text:p text:style-name="P7"><text:tab/>linux-vdso.so.1 (0x00007fffacfac000)</text:p>
      <text:p text:style-name="P7"><text:tab/>libselinux.so.1 =&gt; /lib/x86_64-linux-gnu/libselinux.so.1 (0x00007f66f1b18000)</text:p>
      <text:p text:style-name="P7"><text:tab/>libc.so.6 =&gt; /lib/x86_64-linux-gnu/libc.so.6 (0x00007f66f1727000)</text:p>
      <text:p text:style-name="P7"><text:tab/>libpcre.so.3 =&gt; /lib/x86_64-linux-gnu/libpcre.so.3 (0x00007f66f14b5000)</text:p>
      <text:p text:style-name="P7"><text:tab/>libdl.so.2 =&gt; /lib/x86_64-linux-gnu/libdl.so.2 (0x00007f66f12b1000)</text:p>
      <text:p text:style-name="P7"><text:tab/>/lib64/ld-linux-x86-64.so.2 (0x00007f66f1f62000)</text:p>
      <text:p text:style-name="P7"><text:tab/>libpthread.so.0 =&gt; /lib/x86_64-linux-gnu/libpthread.so.0 (0x00007f66f1092000)</text:p>
      <text:p text:style-name="P7">siddhant@siddhant-VirtualBox:~/jail/lib$ sudo chroot $J /bin/bash</text:p>
      <text:p text:style-name="P7">[sudo] password for siddhant: </text:p>
      <text:p text:style-name="P7">bash-4.4# ls / </text:p>
      <text:p text:style-name="P7">bin <text:s/>lib <text:s/>lib64</text:p>
      <text:p text:style-name="P7">bash-4.4# ls /etc/</text:p>
      <text:p text:style-name="P7">ls: cannot access '/etc/': No such file or directory</text:p>
      <text:p text:style-name="P7">bash-4.4# HW="hello world"</text:p>
      <text:p text:style-name="P7">bash-4.4# echo $HW &gt; hello</text:p>
      <text:p text:style-name="P7">bash-4.4# exit</text:p>
      <text:p text:style-name="P7">exit</text:p>
      <text:p text:style-name="P7">siddhant@siddhant-VirtualBox:~/jail/lib$ cd ..</text:p>
      <text:p text:style-name="P7">siddhant@siddhant-VirtualBox:~/jail$ ls</text:p>
      <text:p text:style-name="P7">bin <text:s/>hello <text:s/>lib <text:s/>lib64</text:p>
      <text:p text:style-name="P7">siddhant@siddhant-VirtualBox:~/jail$ cat hello</text:p>
      <text:p text:style-name="P7">hello world</text:p>
      <text:p text:style-name="P7"/>
      <text:p text:style-name="P8">2.</text:p>
      <text:p text:style-name="P8"/>
      <text:h text:style-name="Heading_20_1" text:outline-level="1">Output:</text:h>
      <text:p text:style-name="P9"/>
      <text:p text:style-name="P9"><text:a xlink:type="simple" xlink:href="mailto:siddhant@siddhant-VirtualBox" text:style-name="Internet_20_link" text:visited-style-name="Visited_20_Internet_20_Link">siddhant@siddhant-VirtualBox</text:a>:/var$ strace ls</text:p>
      <text:p text:style-name="P9">execve("/bin/ls", ["ls"], 0x7fffcf950b00 /* 51 vars */) = 0</text:p>
      <text:p text:style-name="P9">brk(NULL) <text:s text:c="30"/>= 0x5565a3d85000</text:p>
      <text:p text:style-name="P9">access("/etc/ld.so.nohwcap", F_OK) <text:s text:c="5"/>= -1 ENOENT (No such file or directory)</text:p>
      <text:p text:style-name="P9">access("/etc/ld.so.preload", R_OK) <text:s text:c="5"/>= -1 ENOENT (No such file or directory)</text:p>
      <text:p text:style-name="P9">openat(AT_FDCWD, "/etc/ld.so.cache", O_RDONLY|O_CLOEXEC) = 3</text:p>
      <text:p text:style-name="P9">fstat(3, {st_mode=S_IFREG|0644, st_size=86128, ...}) = 0</text:p>
      <text:p text:style-name="P9">mmap(NULL, 86128, PROT_READ, MAP_PRIVATE, 3, 0) = 0x7f0f837ed000</text:p>
      <text:p text:style-name="P9">close(3) <text:s text:c="31"/>= 0</text:p>
      <text:p text:style-name="P9">access("/etc/ld.so.nohwcap", F_OK) <text:s text:c="5"/>= -1 ENOENT (No such file or directory)</text:p>
      <text:p text:style-name="P9">openat(AT_FDCWD, "/lib/x86_64-linux-gnu/libselinux.so.1", O_RDONLY|O_CLOEXEC) = 3</text:p>
      <text:p text:style-name="P9">read(3, "\177ELF\2\1\1\0\0\0\0\0\0\0\0\0\3\0&gt;\0\1\0\0\0\20b\0\0\0\0\0\0"..., 832) = 832</text:p>
      <text:p text:style-name="P9">fstat(3, {st_mode=S_IFREG|0644, st_size=154832, ...}) = 0</text:p>
      <text:p text:style-name="P9">mmap(NULL, 8192, PROT_READ|PROT_WRITE, MAP_PRIVATE|MAP_ANONYMOUS, -1, 0) = 0x7f0f837eb000</text:p>
      <text:p text:style-name="P9">mmap(NULL, 2259152, PROT_READ|PROT_EXEC, MAP_PRIVATE|MAP_DENYWRITE, 3, 0) = 0x7f0f833b4000</text:p>
      <text:p text:style-name="P9">mprotect(0x7f0f833d9000, 2093056, PROT_NONE) = 0</text:p>
      <text:p text:style-name="P9"><text:soft-page-break/>mmap(0x7f0f835d8000, 8192, PROT_READ|PROT_WRITE, MAP_PRIVATE|MAP_FIXED|MAP_DENYWRITE, 3, 0x24000) = 0x7f0f835d8000</text:p>
      <text:p text:style-name="P9">mmap(0x7f0f835da000, 6352, PROT_READ|PROT_WRITE, MAP_PRIVATE|MAP_FIXED|MAP_ANONYMOUS, -1, 0) = 0x7f0f835da000</text:p>
      <text:p text:style-name="P9">close(3) <text:s text:c="31"/>= 0</text:p>
      <text:p text:style-name="P9">access("/etc/ld.so.nohwcap", F_OK) <text:s text:c="5"/>= -1 ENOENT (No such file or directory)</text:p>
      <text:p text:style-name="P9">openat(AT_FDCWD, "/lib/x86_64-linux-gnu/libc.so.6", O_RDONLY|O_CLOEXEC) = 3</text:p>
      <text:p text:style-name="P9">read(3, "\177ELF\2\1\1\3\0\0\0\0\0\0\0\0\3\0&gt;\0\1\0\0\0\260\34\2\0\0\0\0\0"..., 832) = 832</text:p>
      <text:p text:style-name="P9">fstat(3, {st_mode=S_IFREG|0755, st_size=2030544, ...}) = 0</text:p>
      <text:p text:style-name="P9">mmap(NULL, 4131552, PROT_READ|PROT_EXEC, MAP_PRIVATE|MAP_DENYWRITE, 3, 0) = 0x7f0f82fc3000</text:p>
      <text:p text:style-name="P9">mprotect(0x7f0f831aa000, 2097152, PROT_NONE) = 0</text:p>
      <text:p text:style-name="P9">mmap(0x7f0f833aa000, 24576, PROT_READ|PROT_WRITE, MAP_PRIVATE|MAP_FIXED|MAP_DENYWRITE, 3, 0x1e7000) = 0x7f0f833aa000</text:p>
      <text:p text:style-name="P9">mmap(0x7f0f833b0000, 15072, PROT_READ|PROT_WRITE, MAP_PRIVATE|MAP_FIXED|MAP_ANONYMOUS, -1, 0) = 0x7f0f833b0000</text:p>
      <text:p text:style-name="P9">close(3) <text:s text:c="31"/>= 0</text:p>
      <text:p text:style-name="P9">access("/etc/ld.so.nohwcap", F_OK) <text:s text:c="5"/>= -1 ENOENT (No such file or directory)</text:p>
      <text:p text:style-name="P9">openat(AT_FDCWD, "/lib/x86_64-linux-gnu/libpcre.so.3", O_RDONLY|O_CLOEXEC) = 3</text:p>
      <text:p text:style-name="P9">read(3, "\177ELF\2\1\1\0\0\0\0\0\0\0\0\0\3\0&gt;\0\1\0\0\0 \25\0\0\0\0\0\0"..., 832) = 832</text:p>
      <text:p text:style-name="P9">fstat(3, {st_mode=S_IFREG|0644, st_size=464824, ...}) = 0</text:p>
      <text:p text:style-name="P9">mmap(NULL, 2560264, PROT_READ|PROT_EXEC, MAP_PRIVATE|MAP_DENYWRITE, 3, 0) = 0x7f0f82d51000</text:p>
      <text:p text:style-name="P9">mprotect(0x7f0f82dc1000, 2097152, PROT_NONE) = 0</text:p>
      <text:p text:style-name="P9">mmap(0x7f0f82fc1000, 8192, PROT_READ|PROT_WRITE, MAP_PRIVATE|MAP_FIXED|MAP_DENYWRITE, 3, 0x70000) = 0x7f0f82fc1000</text:p>
      <text:p text:style-name="P9">close(3) <text:s text:c="31"/>= 0</text:p>
      <text:p text:style-name="P9">access("/etc/ld.so.nohwcap", F_OK) <text:s text:c="5"/>= -1 ENOENT (No such file or directory)</text:p>
      <text:p text:style-name="P9">openat(AT_FDCWD, "/lib/x86_64-linux-gnu/libdl.so.2", O_RDONLY|O_CLOEXEC) = 3</text:p>
      <text:p text:style-name="P9">read(3, "\177ELF\2\1\1\0\0\0\0\0\0\0\0\0\3\0&gt;\0\1\0\0\0P\16\0\0\0\0\0\0"..., 832) = 832</text:p>
      <text:p text:style-name="P9">fstat(3, {st_mode=S_IFREG|0644, st_size=14560, ...}) = 0</text:p>
      <text:p text:style-name="P9">mmap(NULL, 2109712, PROT_READ|PROT_EXEC, MAP_PRIVATE|MAP_DENYWRITE, 3, 0) = 0x7f0f82b4d000</text:p>
      <text:p text:style-name="P9">mprotect(0x7f0f82b50000, 2093056, PROT_NONE) = 0</text:p>
      <text:p text:style-name="P9">mmap(0x7f0f82d4f000, 8192, PROT_READ|PROT_WRITE, MAP_PRIVATE|MAP_FIXED|MAP_DENYWRITE, 3, 0x2000) = 0x7f0f82d4f000</text:p>
      <text:p text:style-name="P9">close(3) <text:s text:c="31"/>= 0</text:p>
      <text:p text:style-name="P9">access("/etc/ld.so.nohwcap", F_OK) <text:s text:c="5"/>= -1 ENOENT (No such file or directory)</text:p>
      <text:p text:style-name="P9">openat(AT_FDCWD, "/lib/x86_64-linux-gnu/libpthread.so.0", O_RDONLY|O_CLOEXEC) = 3</text:p>
      <text:p text:style-name="P9">read(3, "\177ELF\2\1\1\0\0\0\0\0\0\0\0\0\3\0&gt;\0\1\0\0\0000b\0\0\0\0\0\0"..., 832) = 832</text:p>
      <text:p text:style-name="P9">fstat(3, {st_mode=S_IFREG|0755, st_size=144976, ...}) = 0</text:p>
      <text:p text:style-name="P9">mmap(NULL, 2221184, PROT_READ|PROT_EXEC, MAP_PRIVATE|MAP_DENYWRITE, 3, 0) = 0x7f0f8292e000</text:p>
      <text:p text:style-name="P9">mprotect(0x7f0f82948000, 2093056, PROT_NONE) = 0</text:p>
      <text:p text:style-name="P9">mmap(0x7f0f82b47000, 8192, PROT_READ|PROT_WRITE, MAP_PRIVATE|MAP_FIXED|MAP_DENYWRITE, 3, 0x19000) = 0x7f0f82b47000</text:p>
      <text:p text:style-name="P9">mmap(0x7f0f82b49000, 13440, PROT_READ|PROT_WRITE, MAP_PRIVATE|MAP_FIXED|MAP_ANONYMOUS, -1, 0) = 0x7f0f82b49000</text:p>
      <text:p text:style-name="P9">close(3) <text:s text:c="31"/>= 0</text:p>
      <text:p text:style-name="P9"><text:soft-page-break/>mmap(NULL, 8192, PROT_READ|PROT_WRITE, MAP_PRIVATE|MAP_ANONYMOUS, -1, 0) = 0x7f0f837e9000</text:p>
      <text:p text:style-name="P9">arch_prctl(ARCH_SET_FS, 0x7f0f837ea040) = 0</text:p>
      <text:p text:style-name="P9">mprotect(0x7f0f833aa000, 16384, PROT_READ) = 0</text:p>
      <text:p text:style-name="P9">mprotect(0x7f0f82b47000, 4096, PROT_READ) = 0</text:p>
      <text:p text:style-name="P9">mprotect(0x7f0f82d4f000, 4096, PROT_READ) = 0</text:p>
      <text:p text:style-name="P9">mprotect(0x7f0f82fc1000, 4096, PROT_READ) = 0</text:p>
      <text:p text:style-name="P9">mprotect(0x7f0f835d8000, 4096, PROT_READ) = 0</text:p>
      <text:p text:style-name="P9">mprotect(0x5565a3829000, 8192, PROT_READ) = 0</text:p>
      <text:p text:style-name="P9">mprotect(0x7f0f83803000, 4096, PROT_READ) = 0</text:p>
      <text:p text:style-name="P9">munmap(0x7f0f837ed000, 86128) <text:s text:c="10"/>= 0</text:p>
      <text:p text:style-name="P9">set_tid_address(0x7f0f837ea310) <text:s text:c="8"/>= 30508</text:p>
      <text:p text:style-name="P9">set_robust_list(0x7f0f837ea320, 24) <text:s text:c="4"/>= 0</text:p>
      <text:p text:style-name="P9">rt_sigaction(SIGRTMIN, {sa_handler=0x7f0f82933cb0, sa_mask=[], sa_flags=SA_RESTORER|SA_SIGINFO, sa_restorer=0x7f0f82940890}, NULL, 8) = 0</text:p>
      <text:p text:style-name="P9">rt_sigaction(SIGRT_1, {sa_handler=0x7f0f82933d50, sa_mask=[], sa_flags=SA_RESTORER|SA_RESTART|SA_SIGINFO, sa_restorer=0x7f0f82940890}, NULL, 8) = 0</text:p>
      <text:p text:style-name="P9">rt_sigprocmask(SIG_UNBLOCK, [RTMIN RT_1], NULL, 8) = 0</text:p>
      <text:p text:style-name="P9">prlimit64(0, RLIMIT_STACK, NULL, {rlim_cur=8192*1024, rlim_max=RLIM64_INFINITY}) = 0</text:p>
      <text:p text:style-name="P9">statfs("/sys/fs/selinux", 0x7ffc94041470) = -1 ENOENT (No such file or directory)</text:p>
      <text:p text:style-name="P9">statfs("/selinux", 0x7ffc94041470) <text:s text:c="5"/>= -1 ENOENT (No such file or directory)</text:p>
      <text:p text:style-name="P9">brk(NULL) <text:s text:c="30"/>= 0x5565a3d85000</text:p>
      <text:p text:style-name="P9">brk(0x5565a3da6000) <text:s text:c="20"/>= 0x5565a3da6000</text:p>
      <text:p text:style-name="P9">openat(AT_FDCWD, "/proc/filesystems", O_RDONLY|O_CLOEXEC) = 3</text:p>
      <text:p text:style-name="P9">fstat(3, {st_mode=S_IFREG|0444, st_size=0, ...}) = 0</text:p>
      <text:p text:style-name="P9">read(3, "nodev\tsysfs\nnodev\trootfs\nnodev\tr"..., 1024) = 463</text:p>
      <text:p text:style-name="P9">read(3, "", 1024) <text:s text:c="22"/>= 0</text:p>
      <text:p text:style-name="P9">close(3) <text:s text:c="31"/>= 0</text:p>
      <text:p text:style-name="P9">access("/etc/selinux/config", F_OK) <text:s text:c="4"/>= -1 ENOENT (No such file or directory)</text:p>
      <text:p text:style-name="P9">openat(AT_FDCWD, "/usr/lib/locale/locale-archive", O_RDONLY|O_CLOEXEC) = 3</text:p>
      <text:p text:style-name="P9">fstat(3, {st_mode=S_IFREG|0644, st_size=10281936, ...}) = 0</text:p>
      <text:p text:style-name="P9">mmap(NULL, 10281936, PROT_READ, MAP_PRIVATE, 3, 0) = 0x7f0f81f5f000</text:p>
      <text:p text:style-name="P9">close(3) <text:s text:c="31"/>= 0</text:p>
      <text:p text:style-name="P9">ioctl(1, TCGETS, {B38400 opost isig icanon echo ...}) = 0</text:p>
      <text:p text:style-name="P9">ioctl(1, TIOCGWINSZ, {ws_row=24, ws_col=80, ws_xpixel=0, ws_ypixel=0}) = 0</text:p>
      <text:p text:style-name="P9">openat(AT_FDCWD, ".", O_RDONLY|O_NONBLOCK|O_CLOEXEC|O_DIRECTORY) = 3</text:p>
      <text:p text:style-name="P9">fstat(3, {st_mode=S_IFDIR|0755, st_size=4096, ...}) = 0</text:p>
      <text:p text:style-name="P9">getdents(3, /* 16 entries */, 32768) <text:s text:c="3"/>= 432</text:p>
      <text:p text:style-name="P9">getdents(3, /* 0 entries */, 32768) <text:s text:c="4"/>= 0</text:p>
      <text:p text:style-name="P9">close(3) <text:s text:c="31"/>= 0</text:p>
      <text:p text:style-name="P9">fstat(1, {st_mode=S_IFCHR|0620, st_rdev=makedev(136, 0), ...}) = 0</text:p>
      <text:p text:style-name="P9">write(1, "backups <text:s/>crash\tlocal <text:s/>log <text:s text:c="2"/>metr"..., 49backups <text:s/>crash<text:tab/>local <text:s/>log <text:s text:c="2"/>metrics <text:s/>run <text:s text:c="2"/>spool</text:p>
      <text:p text:style-name="P9">) = 49</text:p>
      <text:p text:style-name="P9">write(1, "cache\t lib\tlock <text:s text:c="2"/>mail <text:s/>opt <text:s text:c="4"/>"..., 43cache<text:tab/> lib<text:tab/>lock <text:s text:c="2"/>mail <text:s/>opt <text:s text:c="5"/>snap <text:s/>tmp</text:p>
      <text:p text:style-name="P9">) = 43</text:p>
      <text:p text:style-name="P9">close(1) <text:s text:c="31"/>= 0</text:p>
      <text:p text:style-name="P9">close(2) <text:s text:c="31"/>= 0</text:p>
      <text:p text:style-name="P9">exit_group(0) <text:s text:c="26"/>= ?</text:p>
      <text:p text:style-name="P9">+++ exited with 0 +++</text:p>
      <text:p text:style-name="P9"><text:soft-page-break/></text:p>
      <text:h text:style-name="P16" text:outline-level="1">Analysis:</text:h>
      <text:p text:style-name="P11">The strace appears to be going to the addresses of each directory and checking if the directory exists. It uses the access() call to do so. If the file does exist, it calls openat() to get information on <text:span text:style-name="T6">the filename. Mmap reads that information into the process memory of the ls call for later return. The fstat call gives additional information on the files in the directory, which is likely used for output coloration.</text:span></text:p>
      <text:p text:style-name="P12">At the end, the write call <text:span text:style-name="T7">logs any errors and adds to the cache.</text:span></text:p>
      <text:p text:style-name="P9"/>
      <text:p text:style-name="P10">3.</text:p>
      <text:p text:style-name="P10"/>
      <text:h text:style-name="Heading_20_1" text:outline-level="1">strace on inAndOut.o</text:h>
      <text:p text:style-name="P10"/>
      <text:p text:style-name="P10">strace ./inAndOut.o -h</text:p>
      <text:p text:style-name="P10">execve("./inAndOut.o", ["./inAndOut.o", "-h"], 0x7ffe241ff648 /* 55 vars */) = 0</text:p>
      <text:p text:style-name="P10">brk(NULL) <text:s text:c="30"/>= 0x557d2113f000</text:p>
      <text:p text:style-name="P10">access("/etc/ld.so.nohwcap", F_OK) <text:s text:c="5"/>= -1 ENOENT (No such file or directory)</text:p>
      <text:p text:style-name="P10">access("/etc/ld.so.preload", R_OK) <text:s text:c="5"/>= -1 ENOENT (No such file or directory)</text:p>
      <text:p text:style-name="P10">openat(AT_FDCWD, "/etc/ld.so.cache", O_RDONLY|O_CLOEXEC) = 3</text:p>
      <text:p text:style-name="P10">fstat(3, {st_mode=S_IFREG|0644, st_size=86128, ...}) = 0</text:p>
      <text:p text:style-name="P10">mmap(NULL, 86128, PROT_READ, MAP_PRIVATE, 3, 0) = 0x7f211dc0d000</text:p>
      <text:p text:style-name="P10">close(3) <text:s text:c="31"/>= 0</text:p>
      <text:p text:style-name="P10">access("/etc/ld.so.nohwcap", F_OK) <text:s text:c="5"/>= -1 ENOENT (No such file or directory)</text:p>
      <text:p text:style-name="P10">openat(AT_FDCWD, "/usr/lib/x86_64-linux-gnu/libstdc++.so.6", O_RDONLY|O_CLOEXEC) = 3</text:p>
      <text:p text:style-name="P10">read(3, "\177ELF\2\1\1\3\0\0\0\0\0\0\0\0\3\0&gt;\0\1\0\0\0\360\303\10\0\0\0\0\0"..., 832) = 832</text:p>
      <text:p text:style-name="P10">fstat(3, {st_mode=S_IFREG|0644, st_size=1615312, ...}) = 0</text:p>
      <text:p text:style-name="P10">mmap(NULL, 8192, PROT_READ|PROT_WRITE, MAP_PRIVATE|MAP_ANONYMOUS, -1, 0) = 0x7f211dc0b000</text:p>
      <text:p text:style-name="P10">mmap(NULL, 3723296, PROT_READ|PROT_EXEC, MAP_PRIVATE|MAP_DENYWRITE, 3, 0) = 0x7f211d66e000</text:p>
      <text:p text:style-name="P10">mprotect(0x7f211d7ec000, 2097152, PROT_NONE) = 0</text:p>
      <text:p text:style-name="P10">mmap(0x7f211d9ec000, 49152, PROT_READ|PROT_WRITE, MAP_PRIVATE|MAP_FIXED|MAP_DENYWRITE, 3, 0x17e000) = 0x7f211d9ec000</text:p>
      <text:p text:style-name="P10">mmap(0x7f211d9f8000, 12320, PROT_READ|PROT_WRITE, MAP_PRIVATE|MAP_FIXED|MAP_ANONYMOUS, -1, 0) = 0x7f211d9f8000</text:p>
      <text:p text:style-name="P10">close(3) <text:s text:c="31"/>= 0</text:p>
      <text:p text:style-name="P10">access("/etc/ld.so.nohwcap", F_OK) <text:s text:c="5"/>= -1 ENOENT (No such file or directory)</text:p>
      <text:p text:style-name="P10">openat(AT_FDCWD, "/lib/x86_64-linux-gnu/libgcc_s.so.1", O_RDONLY|O_CLOEXEC) = 3</text:p>
      <text:p text:style-name="P10">read(3, "\177ELF\2\1\1\0\0\0\0\0\0\0\0\0\3\0&gt;\0\1\0\0\0\300*\0\0\0\0\0\0"..., 832) = 832</text:p>
      <text:p text:style-name="P10">fstat(3, {st_mode=S_IFREG|0644, st_size=96616, ...}) = 0</text:p>
      <text:p text:style-name="P10">mmap(NULL, 2192432, PROT_READ|PROT_EXEC, MAP_PRIVATE|MAP_DENYWRITE, 3, 0) = 0x7f211d456000</text:p>
      <text:p text:style-name="P10">mprotect(0x7f211d46d000, 2093056, PROT_NONE) = 0</text:p>
      <text:p text:style-name="P10"><text:soft-page-break/>mmap(0x7f211d66c000, 8192, PROT_READ|PROT_WRITE, MAP_PRIVATE|MAP_FIXED|MAP_DENYWRITE, 3, 0x16000) = 0x7f211d66c000</text:p>
      <text:p text:style-name="P10">close(3) <text:s text:c="31"/>= 0</text:p>
      <text:p text:style-name="P10">access("/etc/ld.so.nohwcap", F_OK) <text:s text:c="5"/>= -1 ENOENT (No such file or directory)</text:p>
      <text:p text:style-name="P10">openat(AT_FDCWD, "/lib/x86_64-linux-gnu/libc.so.6", O_RDONLY|O_CLOEXEC) = 3</text:p>
      <text:p text:style-name="P10">read(3, "\177ELF\2\1\1\3\0\0\0\0\0\0\0\0\3\0&gt;\0\1\0\0\0\260\34\2\0\0\0\0\0"..., 832) = 832</text:p>
      <text:p text:style-name="P10">fstat(3, {st_mode=S_IFREG|0755, st_size=2030544, ...}) = 0</text:p>
      <text:p text:style-name="P10">mmap(NULL, 4131552, PROT_READ|PROT_EXEC, MAP_PRIVATE|MAP_DENYWRITE, 3, 0) = 0x7f211d065000</text:p>
      <text:p text:style-name="P10">mprotect(0x7f211d24c000, 2097152, PROT_NONE) = 0</text:p>
      <text:p text:style-name="P10">mmap(0x7f211d44c000, 24576, PROT_READ|PROT_WRITE, MAP_PRIVATE|MAP_FIXED|MAP_DENYWRITE, 3, 0x1e7000) = 0x7f211d44c000</text:p>
      <text:p text:style-name="P10">mmap(0x7f211d452000, 15072, PROT_READ|PROT_WRITE, MAP_PRIVATE|MAP_FIXED|MAP_ANONYMOUS, -1, 0) = 0x7f211d452000</text:p>
      <text:p text:style-name="P10">close(3) <text:s text:c="31"/>= 0</text:p>
      <text:p text:style-name="P10">access("/etc/ld.so.nohwcap", F_OK) <text:s text:c="5"/>= -1 ENOENT (No such file or directory)</text:p>
      <text:p text:style-name="P10">openat(AT_FDCWD, "/lib/x86_64-linux-gnu/libm.so.6", O_RDONLY|O_CLOEXEC) = 3</text:p>
      <text:p text:style-name="P10">read(3, "\177ELF\2\1\1\3\0\0\0\0\0\0\0\0\3\0&gt;\0\1\0\0\0\200\272\0\0\0\0\0\0"..., 832) = 832</text:p>
      <text:p text:style-name="P10">fstat(3, {st_mode=S_IFREG|0644, st_size=1700792, ...}) = 0</text:p>
      <text:p text:style-name="P10">mmap(NULL, 3789144, PROT_READ|PROT_EXEC, MAP_PRIVATE|MAP_DENYWRITE, 3, 0) = 0x7f211ccc7000</text:p>
      <text:p text:style-name="P10">mprotect(0x7f211ce64000, 2093056, PROT_NONE) = 0</text:p>
      <text:p text:style-name="P10">mmap(0x7f211d063000, 8192, PROT_READ|PROT_WRITE, MAP_PRIVATE|MAP_FIXED|MAP_DENYWRITE, 3, 0x19c000) = 0x7f211d063000</text:p>
      <text:p text:style-name="P10">close(3) <text:s text:c="31"/>= 0</text:p>
      <text:p text:style-name="P10">mmap(NULL, 8192, PROT_READ|PROT_WRITE, MAP_PRIVATE|MAP_ANONYMOUS, -1, 0) = 0x7f211dc09000</text:p>
      <text:p text:style-name="P10">arch_prctl(ARCH_SET_FS, 0x7f211dc09d80) = 0</text:p>
      <text:p text:style-name="P10">mprotect(0x7f211d44c000, 16384, PROT_READ) = 0</text:p>
      <text:p text:style-name="P10">mprotect(0x7f211d063000, 4096, PROT_READ) = 0</text:p>
      <text:p text:style-name="P10">mprotect(0x7f211d66c000, 4096, PROT_READ) = 0</text:p>
      <text:p text:style-name="P10">mmap(NULL, 8192, PROT_READ|PROT_WRITE, MAP_PRIVATE|MAP_ANONYMOUS, -1, 0) = 0x7f211dc07000</text:p>
      <text:p text:style-name="P10">mprotect(0x7f211d9ec000, 40960, PROT_READ) = 0</text:p>
      <text:p text:style-name="P10">mprotect(0x557d1f8b0000, 4096, PROT_READ) = 0</text:p>
      <text:p text:style-name="P10">mprotect(0x7f211dc23000, 4096, PROT_READ) = 0</text:p>
      <text:p text:style-name="P10">munmap(0x7f211dc0d000, 86128) <text:s text:c="10"/>= 0</text:p>
      <text:p text:style-name="P10">brk(NULL) <text:s text:c="30"/>= 0x557d2113f000</text:p>
      <text:p text:style-name="P10">brk(0x557d21160000) <text:s text:c="20"/>= 0x557d21160000</text:p>
      <text:p text:style-name="P10">openat(AT_FDCWD, "in.txt", O_RDONLY) <text:s text:c="3"/>= 3</text:p>
      <text:p text:style-name="P10">openat(AT_FDCWD, "out.txt", O_WRONLY|O_CREAT|O_TRUNC, 0666) = 4</text:p>
      <text:p text:style-name="P10">read(3, "Transmit this message", 8191) <text:s/>= 21</text:p>
      <text:p text:style-name="P10">read(3, "", 8191) <text:s text:c="22"/>= 0</text:p>
      <text:p text:style-name="P10">write(4, "Transmit this message\n", 22) = 22</text:p>
      <text:p text:style-name="P10">close(4) <text:s text:c="31"/>= 0</text:p>
      <text:p text:style-name="P10">close(3) <text:s text:c="31"/>= 0</text:p>
      <text:p text:style-name="P10">exit_group(0) <text:s text:c="26"/>= ?</text:p>
      <text:p text:style-name="P10">+++ exited with 0 +++</text:p>
      <text:h text:style-name="P17" text:outline-level="1"><text:soft-page-break/>Analysis</text:h>
      <text:p text:style-name="P13">First, there are the standard calls that are executed whenever you make a system call. The strace shows the access of the C++ libraries. At the bottom is the actual program execution with the read/write calls. </text:p>
      <text:h text:style-name="Heading_20_1" text:outline-level="1">ltrace on InAndOut.o</text:h>
      <text:p text:style-name="P10"/>
      <text:p text:style-name="P10">ltrace ./inAndOut.o -h</text:p>
      <text:p text:style-name="P10">_ZNSt8ios_base4InitC1Ev(0x5651e8ca3019, 0xffff, 0x7ffe9d007970, 128) = 0</text:p>
      <text:p text:style-name="P10">__cxa_atexit(0x7f3f388c1f60, 0x5651e8ca3019, 0x5651e8ca3008, 6) = 0</text:p>
      <text:p text:style-name="P10">_ZNSt14basic_ifstreamIcSt11char_traitsIcEEC1Ev(0x7ffe9d007650, 0x7ffe9d007958, 0x7ffe9d007970, 160) = 0</text:p>
      <text:p text:style-name="P10">_ZNSt14basic_ofstreamIcSt11char_traitsIcEEC1Ev(0x7ffe9d007450, 0x7ffe9d007360, 0x7f3f38baa040, 6) = 0</text:p>
      <text:p text:style-name="P10">_ZNSt7__cxx1112basic_stringIcSt11char_traitsIcESaIcEEC1Ev(0x7ffe9d007430, 0x7ffe9d007360, 0x7f3f38baa040, 6) = 0x7ffe9d007440</text:p>
      <text:p text:style-name="P10">_ZNSt14basic_ifstreamIcSt11char_traitsIcEE4openEPKcSt13_Ios_Openmode(0x7ffe9d007650, 0x5651e8aa2115, 8, 6) = 0x7f3f38ba2410</text:p>
      <text:p text:style-name="P10">_ZNSt14basic_ofstreamIcSt11char_traitsIcEE4openEPKcSt13_Ios_Openmode(0x7ffe9d007450, 0x5651e8aa211c, 16, 0) = 0x7f3f38ba24d0</text:p>
      <text:p text:style-name="P10">_ZSt7getlineIcSt11char_traitsIcESaIcEERSt13basic_istreamIT_T0_ES7_RNSt7__cxx1112basic_stringIS4_S5_T1_EE(0x7ffe9d007650, 0x7ffe9d007430, 0x7ffe9d007430, 0) = 0x7ffe9d007650</text:p>
      <text:p text:style-name="P10">_ZNKSt9basic_iosIcSt11char_traitsIcEEcvbEv(0x7ffe9d007750, 2, 256, 0x7ffffffffffffffe) = 0x7ffe9d007701</text:p>
      <text:p text:style-name="P10">_ZStlsIcSt11char_traitsIcESaIcEERSt13basic_ostreamIT_T0_ES7_RKNSt7__cxx1112basic_stringIS4_S5_T1_EE(0x7ffe9d007450, 0x7ffe9d007430, 0x7ffe9d007430, 0x7ffffffffffffffe) = 0x7ffe9d007450</text:p>
      <text:p text:style-name="P10">_ZStlsISt11char_traitsIcEERSt13basic_ostreamIcT_ES5_c(0x7ffe9d007450, 10, 0x7f3f38ba24d0, 0x73656d2073696874) = 0x7ffe9d007450</text:p>
      <text:p text:style-name="P10">_ZSt7getlineIcSt11char_traitsIcESaIcEERSt13basic_istreamIT_T0_ES7_RNSt7__cxx1112basic_stringIS4_S5_T1_EE(0x7ffe9d007650, 0x7ffe9d007430, 0x7ffe9d007430, 1024) = 0x7ffe9d007650</text:p>
      <text:p text:style-name="P10">_ZNKSt9basic_iosIcSt11char_traitsIcEEcvbEv(0x7ffe9d007750, 6, 256, 0x7ffe9d007750) = 0x7ffe9d007700</text:p>
      <text:p text:style-name="P10">_ZNSt7__cxx1112basic_stringIcSt11char_traitsIcESaIcEED1Ev(0x7ffe9d007430, 6, 256, 0x7ffe9d007750) = 0</text:p>
      <text:p text:style-name="P10">_ZNSt14basic_ofstreamIcSt11char_traitsIcEED1Ev(0x7ffe9d007450, 0x5651e9838018, 0x5651e9838010, 1) = 19</text:p>
      <text:p text:style-name="P10">_ZNSt14basic_ifstreamIcSt11char_traitsIcEED1Ev(0x7ffe9d007650, 0, 18, 0) = 17</text:p>
      <text:p text:style-name="P10">+++ exited (status 0) +++</text:p>
      <text:p text:style-name="P10"/>
      <text:h text:style-name="P18" text:outline-level="1">Analysis</text:h>
      <text:p text:style-name="P15"/>
      <text:p text:style-name="P14">The ltrace output is very informative. It shows the calls to the compiled binary libraries such as ifstream. Using a disassembler on these libraries would allow someone to determine what is happening <text:soft-page-break/>via analyzing the assembly code. From what can be seen just from ltrace output, we can be certain there is an input and output stre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23:41:43.145440158</meta:creation-date>
    <dc:date>2018-11-21T20:53:56.236221754</dc:date>
    <meta:editing-duration>PT53M5S</meta:editing-duration>
    <meta:editing-cycles>7</meta:editing-cycles>
    <meta:generator>LibreOffice/6.0.6.2$Linux_X86_64 LibreOffice_project/00m0$Build-2</meta:generator>
    <meta:document-statistic meta:table-count="0" meta:image-count="0" meta:object-count="0" meta:page-count="9" meta:paragraph-count="273" meta:word-count="2002" meta:character-count="20528" meta:non-whitespace-character-count="17806"/>
  </office:meta>
</office:document-meta>
</file>